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36">
      <style:table-cell-properties style:vertical-align="middle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.03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5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36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37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39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41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42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43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45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46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47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49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50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51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53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54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55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57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58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59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61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62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63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65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66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67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69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70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  <style:style style:name="ce71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0" style:apply-style-name="cf2"/>
      <style:map style:condition="of:cell-content()&gt;0" style:apply-style-name="cf1"/>
    </style:style>
    <style:style style:name="ce73" style:family="table-cell" style:parent-style-name="Default" style:data-style-name="N36">
      <style:table-cell-properties style:vertical-align="middle"/>
      <style:map style:condition="of:cell-content()&lt;0" style:apply-style-name="cf1"/>
    </style:style>
    <style:style style:name="ce74" style:family="table-cell" style:parent-style-name="Default" style:data-style-name="N36">
      <style:table-cell-properties style:vertical-align="middle"/>
      <style:map style:condition="of:cell-content()&gt;0" style:apply-style-name="cf2"/>
      <style:map style:condition="of:cell-content()&lt;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umber of people: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number-columns-spanned="2" table:number-rows-spanned="1" table:style-name="ce20">
            <text:p>Budget per person:</text:p>
          </table:table-cell>
          <table:covered-table-cell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aily Budget</text:p>
          </table:table-cell>
          <table:table-cell office:value-type="currency" office:value="87.5" table:formula="of:=[.E3]*[.C2]" table:style-name="ce5">
            <text:p><text:s/>£87.50<text:s/></text:p>
          </table:table-cell>
          <table:table-cell table:style-name="ce1"/>
          <table:table-cell office:value-type="currency" office:value="17.5" table:number-columns-spanned="2" table:number-rows-spanned="1" table:style-name="ce22">
            <text:p><text:s/>£17.50<text:s/>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1" table:style-name="ce2">
            <text:p>1</text:p>
          </table:table-cell>
          <table:table-cell table:number-columns-repeated="16" table:style-name="ce1"/>
          <table:table-cell office:value-type="string" table:number-columns-spanned="4" table:number-rows-spanned="1" table:style-name="ce13">
            <text:p>Total cost:</text:p>
          </table:table-cell>
          <table:covered-table-cell table:number-columns-repeated="3"/>
          <table:table-cell office:value-type="string" table:number-columns-spanned="2" table:number-rows-spanned="1" table:style-name="ce14">
            <text:p>Per person:</text:p>
          </table:table-cell>
          <table:covered-table-cell/>
          <table:table-cell office:value-type="string" table:number-columns-spanned="2" table:number-rows-spanned="1" table:style-name="ce18">
            <text:p>Required extra:</text:p>
          </table:table-cell>
          <table:covered-table-cell/>
          <table:table-cell table:number-columns-repeated="16352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" table:style-name="ce1"/>
          <table:table-cell office:value-type="currency" office:value="0" table:formula="of:=[.E142]" table:number-columns-spanned="4" table:number-rows-spanned="1" table:style-name="ce15">
            <text:p><text:s/>£-<text:s text:c="3"/></text:p>
          </table:table-cell>
          <table:covered-table-cell table:number-columns-repeated="3"/>
          <table:table-cell office:value-type="currency" office:value="0" table:formula="of:=[.Y6]/[.C2]" table:number-columns-spanned="2" table:number-rows-spanned="1" table:style-name="ce17">
            <text:p><text:s/>£-<text:s text:c="3"/></text:p>
          </table:table-cell>
          <table:covered-table-cell/>
          <table:table-cell office:value-type="currency" office:value="0" table:formula="of:=IF([.G142]&gt;0;[.G142];0)" table:number-columns-spanned="2" table:number-rows-spanned="1" table:style-name="ce32">
            <text:p><text:s/>£-<text:s text:c="3"/></text:p>
          </table:table-cell>
          <table:covered-table-cell/>
          <table:table-cell table:number-columns-repeated="16352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7]+[.F7]+[.G7]+[.H7]+[.I7]+[.J7]+[.K7]+[.L7]+[.M7]+[.N7]+[.O7]+[.P7]+[.Q7]+[.R7]+[.S7]+[.T7]+[.U7]+[.V7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 table:style-name="ce1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8]+[.F8]+[.G8]+[.H8]+[.I8]+[.J8]+[.K8]+[.L8]+[.M8]+[.N8]+[.O8]+[.P8]+[.Q8]+[.R8]+[.S8]+[.T8]+[.U8]+[.V8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 table:style-name="ce1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9]+[.F9]+[.G9]+[.H9]+[.I9]+[.J9]+[.K9]+[.L9]+[.M9]+[.N9]+[.O9]+[.P9]+[.Q9]+[.R9]+[.S9]+[.T9]+[.U9]+[.V9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 table:style-name="ce1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11]+[.F11]+[.G11]+[.H11]+[.I11]+[.J11]+[.K11]+[.L11]+[.M11]+[.N11]+[.O11]+[.P11]+[.Q11]+[.R11]+[.S11]+[.T11]+[.U11]+[.V11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 table:style-name="ce1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 table:style-name="ce1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7]-[.D8]-[.D9]-[.D10]" table:number-columns-spanned="6" table:number-rows-spanned="1" table:style-name="ce35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10]+[.D9]+[.D8]+[.D7]" table:style-name="ce5">
            <text:p><text:s/>£-<text:s text:c="3"/></text:p>
          </table:table-cell>
          <table:table-cell office:value-type="currency" office:value="0" table:formula="of:=[.B15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B15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87.5" table:formula="of:=-([.H5]*[.C3]-[.E15])" table:number-columns-spanned="2" table:number-rows-spanned="1" table:style-name="ce37">
            <text:p>-£87.50<text:s/></text:p>
          </table:table-cell>
          <table:covered-table-cell/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22]+[.F22]+[.G22]+[.H22]+[.I22]+[.J22]+[.K22]+[.L22]+[.M22]+[.N22]+[.O22]+[.P22]+[.Q22]+[.R22]+[.S22]+[.T22]+[.U22]+[.V22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23]+[.F23]+[.G23]+[.H23]+[.I23]+[.J23]+[.K23]+[.L23]+[.M23]+[.N23]+[.O23]+[.P23]+[.Q23]+[.R23]+[.S23]+[.T23]+[.U23]+[.V23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24]+[.F24]+[.G24]+[.H24]+[.I24]+[.J24]+[.K24]+[.L24]+[.M24]+[.N24]+[.O24]+[.P24]+[.Q24]+[.R24]+[.S24]+[.T24]+[.U24]+[.V24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26]+[.F26]+[.G26]+[.H26]+[.I26]+[.J26]+[.K26]+[.L26]+[.M26]+[.N26]+[.O26]+[.P26]+[.Q26]+[.R26]+[.S26]+[.T26]+[.U26]+[.V26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22]-[.D23]-[.D24]-[.D25]" table:number-columns-spanned="6" table:number-rows-spanned="1" table:style-name="ce42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25]+[.D24]+[.D23]+[.D22]" table:style-name="ce5">
            <text:p><text:s/>£-<text:s text:c="3"/></text:p>
          </table:table-cell>
          <table:table-cell office:value-type="currency" office:value="0" table:formula="of:=[.B30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15]+[.B30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175" table:formula="of:=-([.H20]*[.C3]-[.E30])" table:number-columns-spanned="2" table:number-rows-spanned="1" table:style-name="ce39">
            <text:p>-£175.0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3" table:style-name="ce2">
            <text:p>3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36]+[.F36]+[.G36]+[.H36]+[.I36]+[.J36]+[.K36]+[.L36]+[.M36]+[.N36]+[.O36]+[.P36]+[.Q36]+[.R36]+[.S36]+[.T36]+[.U36]+[.V36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37]+[.F37]+[.G37]+[.H37]+[.I37]+[.J37]+[.K37]+[.L37]+[.M37]+[.N37]+[.O37]+[.P37]+[.Q37]+[.R37]+[.S37]+[.T37]+[.U37]+[.V37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38]+[.F38]+[.G38]+[.H38]+[.I38]+[.J38]+[.K38]+[.L38]+[.M38]+[.N38]+[.O38]+[.P38]+[.Q38]+[.R38]+[.S38]+[.T38]+[.U38]+[.V38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40]+[.F40]+[.G40]+[.H40]+[.I40]+[.J40]+[.K40]+[.L40]+[.M40]+[.N40]+[.O40]+[.P40]+[.Q40]+[.R40]+[.S40]+[.T40]+[.U40]+[.V40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36]-[.D37]-[.D38]-[.D39]" table:number-columns-spanned="6" table:number-rows-spanned="1" table:style-name="ce46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39]+[.D38]+[.D37]+[.D36]" table:style-name="ce5">
            <text:p><text:s/>£-<text:s text:c="3"/></text:p>
          </table:table-cell>
          <table:table-cell office:value-type="currency" office:value="0" table:formula="of:=[.B44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30]+[.B44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262.5" table:formula="of:=-([.H34]*[.C3]-[.E44])" table:number-columns-spanned="2" table:number-rows-spanned="1" table:style-name="ce43">
            <text:p>-£262.5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4" table:style-name="ce2">
            <text:p>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50]+[.F50]+[.G50]+[.H50]+[.I50]+[.J50]+[.K50]+[.L50]+[.M50]+[.N50]+[.O50]+[.P50]+[.Q50]+[.R50]+[.S50]+[.T50]+[.U50]+[.V50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51]+[.F51]+[.G51]+[.H51]+[.I51]+[.J51]+[.K51]+[.L51]+[.M51]+[.N51]+[.O51]+[.P51]+[.Q51]+[.R51]+[.S51]+[.T51]+[.U51]+[.V51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52]+[.F52]+[.G52]+[.H52]+[.I52]+[.J52]+[.K52]+[.L52]+[.M52]+[.N52]+[.O52]+[.P52]+[.Q52]+[.R52]+[.S52]+[.T52]+[.U52]+[.V52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54]+[.F54]+[.G54]+[.H54]+[.I54]+[.J54]+[.K54]+[.L54]+[.M54]+[.N54]+[.O54]+[.P54]+[.Q54]+[.R54]+[.S54]+[.T54]+[.U54]+[.V54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50]-[.D51]-[.D52]-[.D53]" table:number-columns-spanned="6" table:number-rows-spanned="1" table:style-name="ce50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53]+[.D52]+[.D51]+[.D50]" table:style-name="ce5">
            <text:p><text:s/>£-<text:s text:c="3"/></text:p>
          </table:table-cell>
          <table:table-cell office:value-type="currency" office:value="0" table:formula="of:=[.B58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44]+[.B58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350" table:formula="of:=-([.H48]*[.C3]-[.E58])" table:number-columns-spanned="2" table:number-rows-spanned="1" table:style-name="ce47">
            <text:p>-£350.0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5" table:style-name="ce2">
            <text:p>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64]+[.F64]+[.G64]+[.H64]+[.I64]+[.J64]+[.K64]+[.L64]+[.M64]+[.N64]+[.O64]+[.P64]+[.Q64]+[.R64]+[.S64]+[.T64]+[.U64]+[.V64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65]+[.F65]+[.G65]+[.H65]+[.I65]+[.J65]+[.K65]+[.L65]+[.M65]+[.N65]+[.O65]+[.P65]+[.Q65]+[.R65]+[.S65]+[.T65]+[.U65]+[.V65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66]+[.F66]+[.G66]+[.H66]+[.I66]+[.J66]+[.K66]+[.L66]+[.M66]+[.N66]+[.O66]+[.P66]+[.Q66]+[.R66]+[.S66]+[.T66]+[.U66]+[.V66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68]+[.F68]+[.G68]+[.H68]+[.I68]+[.J68]+[.K68]+[.L68]+[.M68]+[.N68]+[.O68]+[.P68]+[.Q68]+[.R68]+[.S68]+[.T68]+[.U68]+[.V68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64]-[.D65]-[.D66]-[.D67]" table:number-columns-spanned="6" table:number-rows-spanned="1" table:style-name="ce54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67]+[.D66]+[.D65]+[.D64]" table:style-name="ce5">
            <text:p><text:s/>£-<text:s text:c="3"/></text:p>
          </table:table-cell>
          <table:table-cell office:value-type="currency" office:value="0" table:formula="of:=[.B72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58]+[.B7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437.5" table:formula="of:=-([.H62]*[.C3]-[.E72])" table:number-columns-spanned="2" table:number-rows-spanned="1" table:style-name="ce51">
            <text:p>-£437.5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6" table:style-name="ce2">
            <text:p>6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78]+[.F78]+[.G78]+[.H78]+[.I78]+[.J78]+[.K78]+[.L78]+[.M78]+[.N78]+[.O78]+[.P78]+[.Q78]+[.R78]+[.S78]+[.T78]+[.U78]+[.V78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79]+[.F79]+[.G79]+[.H79]+[.I79]+[.J79]+[.K79]+[.L79]+[.M79]+[.N79]+[.O79]+[.P79]+[.Q79]+[.R79]+[.S79]+[.T79]+[.U79]+[.V79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80]+[.F80]+[.G80]+[.H80]+[.I80]+[.J80]+[.K80]+[.L80]+[.M80]+[.N80]+[.O80]+[.P80]+[.Q80]+[.R80]+[.S80]+[.T80]+[.U80]+[.V80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82]+[.F82]+[.G82]+[.H82]+[.I82]+[.J82]+[.K82]+[.L82]+[.M82]+[.N82]+[.O82]+[.P82]+[.Q82]+[.R82]+[.S82]+[.T82]+[.U82]+[.V82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78]-[.D79]-[.D80]-[.D81]" table:number-columns-spanned="6" table:number-rows-spanned="1" table:style-name="ce58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81]+[.D80]+[.D79]+[.D78]" table:style-name="ce5">
            <text:p><text:s/>£-<text:s text:c="3"/></text:p>
          </table:table-cell>
          <table:table-cell office:value-type="currency" office:value="0" table:formula="of:=[.B86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72]+[.B86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525" table:formula="of:=-([.H76]*[.C3]-[.E86])" table:number-columns-spanned="2" table:number-rows-spanned="1" table:style-name="ce55">
            <text:p>-£525.0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7" table:style-name="ce2">
            <text:p>7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92]+[.F92]+[.G92]+[.H92]+[.I92]+[.J92]+[.K92]+[.L92]+[.M92]+[.N92]+[.O92]+[.P92]+[.Q92]+[.R92]+[.S92]+[.T92]+[.U92]+[.V92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93]+[.F93]+[.G93]+[.H93]+[.I93]+[.J93]+[.K93]+[.L93]+[.M93]+[.N93]+[.O93]+[.P93]+[.Q93]+[.R93]+[.S93]+[.T93]+[.U93]+[.V93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94]+[.F94]+[.G94]+[.H94]+[.I94]+[.J94]+[.K94]+[.L94]+[.M94]+[.N94]+[.O94]+[.P94]+[.Q94]+[.R94]+[.S94]+[.T94]+[.U94]+[.V94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96]+[.F96]+[.G96]+[.H96]+[.I96]+[.J96]+[.K96]+[.L96]+[.M96]+[.N96]+[.O96]+[.P96]+[.Q96]+[.R96]+[.S96]+[.T96]+[.U96]+[.V96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92]-[.D93]-[.D94]-[.D95]" table:number-columns-spanned="6" table:number-rows-spanned="1" table:style-name="ce62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95]+[.D94]+[.D93]+[.D92]" table:style-name="ce5">
            <text:p><text:s/>£-<text:s text:c="3"/></text:p>
          </table:table-cell>
          <table:table-cell office:value-type="currency" office:value="0" table:formula="of:=[.B100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86]+[.B100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612.5" table:formula="of:=-([.H90]*[.C3]-[.E100])" table:number-columns-spanned="2" table:number-rows-spanned="1" table:style-name="ce59">
            <text:p>-£612.5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8" table:style-name="ce2">
            <text:p>8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106]+[.F106]+[.G106]+[.H106]+[.I106]+[.J106]+[.K106]+[.L106]+[.M106]+[.N106]+[.O106]+[.P106]+[.Q106]+[.R106]+[.S106]+[.T106]+[.U106]+[.V106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107]+[.F107]+[.G107]+[.H107]+[.I107]+[.J107]+[.K107]+[.L107]+[.M107]+[.N107]+[.O107]+[.P107]+[.Q107]+[.R107]+[.S107]+[.T107]+[.U107]+[.V107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108]+[.F108]+[.G108]+[.H108]+[.I108]+[.J108]+[.K108]+[.L108]+[.M108]+[.N108]+[.O108]+[.P108]+[.Q108]+[.R108]+[.S108]+[.T108]+[.U108]+[.V108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110]+[.F110]+[.G110]+[.H110]+[.I110]+[.J110]+[.K110]+[.L110]+[.M110]+[.N110]+[.O110]+[.P110]+[.Q110]+[.R110]+[.S110]+[.T110]+[.U110]+[.V110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106]-[.D107]-[.D108]-[.D109]" table:number-columns-spanned="6" table:number-rows-spanned="1" table:style-name="ce66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109]+[.D108]+[.D107]+[.D106]" table:style-name="ce5">
            <text:p><text:s/>£-<text:s text:c="3"/></text:p>
          </table:table-cell>
          <table:table-cell office:value-type="currency" office:value="0" table:formula="of:=[.B114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100]+[.B114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700" table:formula="of:=-([.H104]*[.C3]-[.E114])" table:number-columns-spanned="2" table:number-rows-spanned="1" table:style-name="ce63">
            <text:p>-£700.0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9" table:style-name="ce2">
            <text:p>9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120]+[.F120]+[.G120]+[.H120]+[.I120]+[.J120]+[.K120]+[.L120]+[.M120]+[.N120]+[.O120]+[.P120]+[.Q120]+[.R120]+[.S120]+[.T120]+[.U120]+[.V120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121]+[.F121]+[.G121]+[.H121]+[.I121]+[.J121]+[.K121]+[.L121]+[.M121]+[.N121]+[.O121]+[.P121]+[.Q121]+[.R121]+[.S121]+[.T121]+[.U121]+[.V121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122]+[.F122]+[.G122]+[.H122]+[.I122]+[.J122]+[.K122]+[.L122]+[.M122]+[.N122]+[.O122]+[.P122]+[.Q122]+[.R122]+[.S122]+[.T122]+[.U122]+[.V122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124]+[.F124]+[.G124]+[.H124]+[.I124]+[.J124]+[.K124]+[.L124]+[.M124]+[.N124]+[.O124]+[.P124]+[.Q124]+[.R124]+[.S124]+[.T124]+[.U124]+[.V124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120]-[.D121]-[.D122]-[.D123]" table:number-columns-spanned="6" table:number-rows-spanned="1" table:style-name="ce70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123]+[.D122]+[.D121]+[.D120]" table:style-name="ce5">
            <text:p><text:s/>£-<text:s text:c="3"/></text:p>
          </table:table-cell>
          <table:table-cell office:value-type="currency" office:value="0" table:formula="of:=[.B128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114]+[.B128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787.5" table:formula="of:=-([.H118]*[.C3]-[.E128])" table:number-columns-spanned="2" table:number-rows-spanned="1" table:style-name="ce67">
            <text:p>-£787.50<text:s/></text:p>
          </table:table-cell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23">
            <text:p>Day:</text:p>
          </table:table-cell>
          <table:covered-table-cell table:number-columns-repeated="5"/>
          <table:table-cell office:value-type="float" office:value="10" table:style-name="ce2">
            <text:p>1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spanned="2" table:number-rows-spanned="1" table:style-name="ce23"/>
          <table:covered-table-cell/>
          <table:table-cell office:value-type="string" table:style-name="ce4">
            <text:p>total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24">
            <text:p>Travel</text:p>
          </table:table-cell>
          <table:covered-table-cell/>
          <table:table-cell office:value-type="currency" office:value="0" table:formula="of:=[.E134]+[.F134]+[.G134]+[.H134]+[.I134]+[.J134]+[.K134]+[.L134]+[.M134]+[.N134]+[.O134]+[.P134]+[.Q134]+[.R134]+[.S134]+[.T134]+[.U134]+[.V134]" table:style-name="ce6">
            <text:p><text:s/>£-<text:s text:c="3"/></text:p>
          </table:table-cell>
          <table:table-cell table:number-columns-repeated="4" table:style-name="ce5"/>
          <table:table-cell table:number-columns-repeated="13" table:style-name="ce9"/>
          <table:table-cell table:style-name="ce10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Accomodation</text:p>
          </table:table-cell>
          <table:covered-table-cell/>
          <table:table-cell office:value-type="currency" office:value="0" table:formula="of:=[.E135]+[.F135]+[.G135]+[.H135]+[.I135]+[.J135]+[.K135]+[.L135]+[.M135]+[.N135]+[.O135]+[.P135]+[.Q135]+[.R135]+[.S135]+[.T135]+[.U135]+[.V135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2" table:number-rows-spanned="1" table:style-name="ce34">
            <text:p>Food</text:p>
          </table:table-cell>
          <table:covered-table-cell/>
          <table:table-cell office:value-type="currency" office:value="0" table:formula="of:=[.E136]+[.F136]+[.G136]+[.H136]+[.I136]+[.J136]+[.K136]+[.L136]+[.M136]+[.N136]+[.O136]+[.P136]+[.Q136]+[.R136]+[.S136]+[.T136]+[.U136]+[.V136]" table:style-name="ce6">
            <text:p><text:s/>£-<text:s text:c="3"/></text:p>
          </table:table-cell>
          <table:table-cell table:number-columns-repeated="17" table:style-name="ce5"/>
          <table:table-cell table:style-name="ce6"/>
          <table:table-cell table:number-columns-repeated="16362"/>
        </table:table-row>
        <table:table-row table:style-name="ro1">
          <table:table-cell/>
          <table:table-cell office:value-type="string" table:number-columns-spanned="1" table:number-rows-spanned="2" table:style-name="ce30">
            <text:p>Attractions</text:p>
          </table:table-cell>
          <table:table-cell office:value-type="string" table:style-name="ce7">
            <text:p>Name</text:p>
          </table:table-cell>
          <table:table-cell office:value-type="currency" office:value="0" table:formula="of:=[.E138]+[.F138]+[.G138]+[.H138]+[.I138]+[.J138]+[.K138]+[.L138]+[.M138]+[.N138]+[.O138]+[.P138]+[.Q138]+[.R138]+[.S138]+[.T138]+[.U138]+[.V138]" table:number-columns-spanned="1" table:number-rows-spanned="2" table:style-name="ce33">
            <text:p><text:s/>£-<text:s text:c="3"/></text:p>
          </table:table-cell>
          <table:table-cell table:number-columns-repeated="17" table:style-name="ce1"/>
          <table:table-cell table:style-name="ce7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8">
            <text:p>Cost</text:p>
          </table:table-cell>
          <table:covered-table-cell/>
          <table:table-cell table:number-columns-repeated="17" table:style-name="ce11"/>
          <table:table-cell table:style-name="ce12"/>
          <table:table-cell table:number-columns-repeated="16362"/>
        </table:table-row>
        <table:table-row table:style-name="ro1">
          <table:table-cell/>
          <table:table-cell office:value-type="string" table:number-columns-spanned="6" table:number-rows-spanned="1" table:style-name="ce20">
            <text:p>Total budget: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currency" office:value="87.5" table:formula="of:=[.C3]-[.D134]-[.D135]-[.D136]-[.D137]" table:number-columns-spanned="6" table:number-rows-spanned="1" table:style-name="ce74">
            <text:p><text:s/>£87.50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 cost:</text:p>
          </table:table-cell>
          <table:table-cell office:value-type="string" table:number-columns-spanned="2" table:number-rows-spanned="1" table:style-name="ce20">
            <text:p>Cost per person:</text:p>
          </table:table-cell>
          <table:covered-table-cell/>
          <table:table-cell office:value-type="string" table:number-columns-spanned="2" table:number-rows-spanned="1" table:style-name="ce20">
            <text:p>Running total:</text:p>
          </table:table-cell>
          <table:covered-table-cell/>
          <table:table-cell office:value-type="string" table:number-columns-spanned="2" table:number-rows-spanned="1" table:style-name="ce20">
            <text:p>Running defeceit: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currency" office:value="0" table:formula="of:=[.D137]+[.D136]+[.D135]+[.D134]" table:style-name="ce5">
            <text:p><text:s/>£-<text:s text:c="3"/></text:p>
          </table:table-cell>
          <table:table-cell office:value-type="currency" office:value="0" table:formula="of:=[.B142]/[.C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0" table:formula="of:=[.E128]+[.B142]" table:number-columns-spanned="2" table:number-rows-spanned="1" table:style-name="ce22">
            <text:p><text:s/>£-<text:s text:c="3"/></text:p>
          </table:table-cell>
          <table:covered-table-cell/>
          <table:table-cell office:value-type="currency" office:value="-875" table:formula="of:=-([.H132]*[.C3]-[.E142])" table:number-columns-spanned="2" table:number-rows-spanned="1" table:style-name="ce71">
            <text:p>-£875.00<text:s/></text:p>
          </table:table-cell>
          <table:covered-table-cell/>
          <table:table-cell table:number-columns-repeated="16376" table:style-name="ce1"/>
        </table:table-row>
        <table:table-row table:number-rows-repeated="10484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ext-properties fo:color="#9C0006" fo:font-weight="bold" style:font-weight-asian="bold" style:font-weight-complex="bold"/>
    </style:style>
    <style:style style:name="cf2" style:family="table-cell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9-18T21:14:47Z</meta:creation-date>
    <dc:date>2023-09-18T22:22:28Z</dc:date>
  </office:meta>
</office:document-meta>
</file>